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imes New Roman1" svg:font-family="'Times New Roman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51cm" fo:margin-left="0.215cm" table:align="left" style:writing-mode="lr-tb"/>
    </style:style>
    <style:style style:name="Tabela1.A" style:family="table-column">
      <style:table-column-properties style:column-width="1.799cm"/>
    </style:style>
    <style:style style:name="Tabela1.B" style:family="table-column">
      <style:table-column-properties style:column-width="7.555cm"/>
    </style:style>
    <style:style style:name="Tabela1.C" style:family="table-column">
      <style:table-column-properties style:column-width="2.35cm"/>
    </style:style>
    <style:style style:name="Tabela1.D" style:family="table-column">
      <style:table-column-properties style:column-width="1.549cm"/>
    </style:style>
    <style:style style:name="Tabela1.E" style:family="table-column">
      <style:table-column-properties style:column-width="3.25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E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6.209cm" fo:keep-together="auto"/>
    </style:style>
    <style:style style:name="Tabela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E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color="#ff0000" fo:font-size="11pt" fo:font-weight="bold" officeooo:rsid="0013564f" officeooo:paragraph-rsid="0013564f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6" style:family="paragraph" style:parent-style-name="InfoBlue">
      <style:paragraph-properties fo:margin-left="0.75cm" fo:margin-right="0cm" fo:text-align="justify" style:justify-single-word="false" fo:text-indent="0cm" style:auto-text-indent="false"/>
      <style:text-properties fo:color="#000000" fo:language="pt" fo:country="BR"/>
    </style:style>
    <style:style style:name="P7" style:family="paragraph" style:parent-style-name="InfoBlue">
      <style:paragraph-properties fo:margin-left="0.75cm" fo:margin-right="0cm" fo:line-height="100%" fo:text-align="justify" style:justify-single-word="false" fo:text-indent="0cm" style:auto-text-indent="false"/>
      <style:text-properties fo:color="#000000" fo:language="pt" fo:country="BR" officeooo:paragraph-rsid="0013bcc9"/>
    </style:style>
    <style:style style:name="P8" style:family="paragraph" style:parent-style-name="Standard">
      <style:paragraph-properties fo:margin-left="0.75cm" fo:margin-right="0cm" fo:margin-top="0cm" fo:margin-bottom="0.212cm" loext:contextual-spacing="false" fo:line-height="100%" fo:text-indent="0cm" style:auto-text-indent="false"/>
      <style:text-properties fo:color="#000000" fo:language="pt" fo:country="BR"/>
    </style:style>
    <style:style style:name="P9" style:family="paragraph" style:parent-style-name="Standard">
      <style:paragraph-properties fo:margin-left="0.75cm" fo:margin-right="0cm" fo:margin-top="0cm" fo:margin-bottom="0.212cm" loext:contextual-spacing="false" fo:line-height="100%" fo:text-align="justify" style:justify-single-word="false" fo:text-indent="0cm" style:auto-text-indent="false"/>
      <style:text-properties fo:color="#000000" fo:language="pt" fo:country="BR" officeooo:paragraph-rsid="0013bcc9"/>
    </style:style>
    <style:style style:name="P10" style:family="paragraph" style:parent-style-name="Text_20_body">
      <style:paragraph-properties fo:margin-left="0.75cm" fo:margin-right="0cm" fo:text-align="justify" style:justify-single-word="false" fo:text-indent="0cm" style:auto-text-indent="false"/>
      <style:text-properties fo:color="#000000" fo:language="pt" fo:country="BR"/>
    </style:style>
    <style:style style:name="P11" style:family="paragraph" style:parent-style-name="Text_20_body">
      <style:paragraph-properties fo:margin-left="0.75cm" fo:margin-right="0cm" fo:line-height="100%" fo:text-align="justify" style:justify-single-word="false" fo:text-indent="0cm" style:auto-text-indent="false"/>
      <style:text-properties fo:color="#000000" fo:language="pt" fo:country="BR" officeooo:rsid="0013bcc9" officeooo:paragraph-rsid="0013bcc9"/>
    </style:style>
    <style:style style:name="P12" style:family="paragraph" style:parent-style-name="Heading">
      <style:paragraph-properties>
        <style:tab-stops>
          <style:tab-stop style:position="15.753cm"/>
        </style:tab-stops>
      </style:paragraph-properties>
    </style:style>
    <style:style style:name="P13" style:family="paragraph" style:parent-style-name="Text_20_body">
      <style:paragraph-properties fo:margin-left="0cm" fo:margin-right="0cm" fo:margin-top="0.106cm" fo:margin-bottom="0.212cm" loext:contextual-spacing="false" fo:text-indent="0cm" style:auto-text-indent="false"/>
    </style:style>
    <style:style style:name="P14" style:family="paragraph" style:parent-style-name="Text_20_body">
      <style:paragraph-properties fo:margin-left="0cm" fo:margin-right="0cm" fo:margin-top="0.106cm" fo:margin-bottom="0.212cm" loext:contextual-spacing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15" style:family="paragraph" style:parent-style-name="Text_20_body">
      <style:paragraph-properties fo:margin-left="0cm" fo:margin-right="0cm" fo:margin-top="0.106cm" fo:margin-bottom="0.212cm" loext:contextual-spacing="false" fo:text-indent="0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16" style:family="paragraph" style:parent-style-name="Text_20_body">
      <style:paragraph-properties fo:margin-left="0cm" fo:margin-right="0cm" fo:margin-top="0.106cm" fo:margin-bottom="0.212cm" loext:contextual-spacing="false" fo:text-indent="0cm" style:auto-text-indent="false"/>
      <style:text-properties fo:language="pt" fo:country="BR"/>
    </style:style>
    <style:style style:name="P17" style:family="paragraph" style:parent-style-name="Text_20_body">
      <style:paragraph-properties fo:margin-left="0cm" fo:margin-right="0cm" fo:margin-top="0.106cm" fo:margin-bottom="0.212cm" loext:contextual-spacing="false" fo:text-indent="0cm" style:auto-text-indent="false"/>
      <style:text-properties fo:language="pt" fo:country="BR" officeooo:paragraph-rsid="000e4a9f"/>
    </style:style>
    <style:style style:name="P18" style:family="paragraph" style:parent-style-name="Text_20_body">
      <style:paragraph-properties fo:margin-left="0cm" fo:margin-right="0cm" fo:margin-top="0.106cm" fo:margin-bottom="0.212cm" loext:contextual-spacing="false" fo:text-indent="0cm" style:auto-text-indent="false"/>
      <style:text-properties fo:language="pt" fo:country="BR" officeooo:rsid="000e4a9f" officeooo:paragraph-rsid="000e4a9f"/>
    </style:style>
    <style:style style:name="P19" style:family="paragraph" style:parent-style-name="Text_20_body">
      <style:paragraph-properties fo:margin-left="0cm" fo:margin-right="0cm" fo:margin-top="0.106cm" fo:margin-bottom="0.212cm" loext:contextual-spacing="false" fo:text-indent="0cm" style:auto-text-indent="false"/>
      <style:text-properties fo:language="pt" fo:country="BR" officeooo:paragraph-rsid="001156be"/>
    </style:style>
    <style:style style:name="P20" style:family="paragraph" style:parent-style-name="Text_20_body">
      <style:paragraph-properties fo:margin-left="0cm" fo:margin-right="0cm" fo:margin-top="0.106cm" fo:margin-bottom="0.212cm" loext:contextual-spacing="false" fo:text-indent="0cm" style:auto-text-indent="false"/>
      <style:text-properties officeooo:paragraph-rsid="001156be"/>
    </style:style>
    <style:style style:name="P21" style:family="paragraph" style:parent-style-name="Text_20_body">
      <style:paragraph-properties fo:margin-left="0cm" fo:margin-right="0cm" fo:margin-top="0.106cm" fo:margin-bottom="0.212cm" loext:contextual-spacing="false" fo:text-indent="0cm" style:auto-text-indent="false"/>
      <style:text-properties officeooo:rsid="00117abf" officeooo:paragraph-rsid="00117abf"/>
    </style:style>
    <style:style style:name="P22" style:family="paragraph" style:parent-style-name="Text_20_body">
      <style:paragraph-properties fo:margin-left="0cm" fo:margin-right="0cm" fo:margin-top="0.106cm" fo:margin-bottom="0.212cm" loext:contextual-spacing="false" fo:text-indent="0cm" style:auto-text-indent="false"/>
      <style:text-properties fo:color="#000000" fo:language="pt" fo:country="BR" officeooo:rsid="000fe1d0" officeooo:paragraph-rsid="000fe1d0"/>
    </style:style>
    <style:style style:name="P23" style:family="paragraph" style:parent-style-name="Text_20_body">
      <style:paragraph-properties fo:margin-left="0cm" fo:margin-right="0cm" fo:margin-top="0.106cm" fo:margin-bottom="0.212cm" loext:contextual-spacing="false" fo:text-indent="0cm" style:auto-text-indent="false"/>
      <style:text-properties fo:color="#000000" fo:language="pt" fo:country="BR" officeooo:rsid="000fe1d0" officeooo:paragraph-rsid="001156be"/>
    </style:style>
    <style:style style:name="P24" style:family="paragraph" style:parent-style-name="Text_20_body">
      <style:paragraph-properties fo:margin-left="0cm" fo:margin-right="0cm" fo:margin-top="0.106cm" fo:margin-bottom="0.212cm" loext:contextual-spacing="false" fo:text-indent="0cm" style:auto-text-indent="false"/>
      <style:text-properties fo:color="#000000" fo:language="pt" fo:country="BR" officeooo:rsid="000fe1d0" officeooo:paragraph-rsid="0016905a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6" style:family="paragraph" style:parent-style-name="Text_20_body">
      <style:paragraph-properties fo:margin-left="0.751cm" fo:margin-right="0cm" fo:line-height="100%" fo:text-align="justify" style:justify-single-word="false" fo:text-indent="0cm" style:auto-text-indent="false"/>
      <style:text-properties fo:color="#000000" fo:language="pt" fo:country="BR"/>
    </style:style>
    <style:style style:name="P27" style:family="paragraph" style:parent-style-name="Text_20_body">
      <style:paragraph-properties fo:margin-left="0.751cm" fo:margin-right="0cm" fo:line-height="100%" fo:text-align="justify" style:justify-single-word="false" fo:text-indent="0cm" style:auto-text-indent="false"/>
      <style:text-properties fo:color="#000000" fo:language="pt" fo:country="BR" officeooo:rsid="0013bcc9" officeooo:paragraph-rsid="0013bcc9"/>
    </style:style>
    <style:style style:name="P28" style:family="paragraph" style:parent-style-name="Heading" style:master-page-name="Standard">
      <style:paragraph-properties style:page-number="auto"/>
      <style:text-properties officeooo:paragraph-rsid="00117abf"/>
    </style:style>
    <style:style style:name="P29" style:family="paragraph" style:parent-style-name="Heading_20_1">
      <style:text-properties fo:language="pt" fo:country="BR"/>
    </style:style>
    <style:style style:name="P30" style:family="paragraph" style:parent-style-name="Heading_20_1">
      <style:paragraph-properties fo:margin-top="0.423cm" fo:margin-bottom="0.106cm" loext:contextual-spacing="false"/>
      <style:text-properties fo:language="pt" fo:country="BR"/>
    </style:style>
    <style:style style:name="P31" style:family="paragraph" style:parent-style-name="Text_20_body" style:list-style-name="WW8Num3">
      <style:paragraph-properties fo:margin-top="0.106cm" fo:margin-bottom="0.212cm" loext:contextual-spacing="false"/>
      <style:text-properties fo:language="pt" fo:country="BR" officeooo:rsid="001156be" officeooo:paragraph-rsid="001156be"/>
    </style:style>
    <style:style style:name="P32" style:family="paragraph" style:parent-style-name="Text_20_body" style:list-style-name="WW8Num3">
      <style:paragraph-properties fo:margin-top="0.106cm" fo:margin-bottom="0.212cm" loext:contextual-spacing="false"/>
      <style:text-properties fo:language="pt" fo:country="BR" officeooo:rsid="000e435d" officeooo:paragraph-rsid="000e435d"/>
    </style:style>
    <style:style style:name="P33" style:family="paragraph" style:parent-style-name="Text_20_body" style:list-style-name="WW8Num3">
      <style:paragraph-properties fo:margin-top="0.106cm" fo:margin-bottom="0.212cm" loext:contextual-spacing="false"/>
      <style:text-properties fo:language="pt" fo:country="BR" officeooo:rsid="000e435d" officeooo:paragraph-rsid="000e4a9f"/>
    </style:style>
    <style:style style:name="P34" style:family="paragraph" style:parent-style-name="Text_20_body" style:list-style-name="WW8Num3">
      <style:paragraph-properties fo:margin-top="0.106cm" fo:margin-bottom="0.212cm" loext:contextual-spacing="false"/>
      <style:text-properties fo:language="pt" fo:country="BR"/>
    </style:style>
    <style:style style:name="P35" style:family="paragraph" style:parent-style-name="Text_20_body" style:list-style-name="WW8Num3">
      <style:paragraph-properties fo:margin-top="0.106cm" fo:margin-bottom="0.212cm" loext:contextual-spacing="false"/>
      <style:text-properties fo:language="pt" fo:country="BR" officeooo:rsid="000e4a9f" officeooo:paragraph-rsid="000e4a9f"/>
    </style:style>
    <style:style style:name="P36" style:family="paragraph" style:parent-style-name="Text_20_body" style:list-style-name="WW8Num3">
      <style:paragraph-properties fo:margin-top="0.106cm" fo:margin-bottom="0.212cm" loext:contextual-spacing="false"/>
      <style:text-properties fo:language="pt" fo:country="BR" officeooo:rsid="00150221" officeooo:paragraph-rsid="00150221"/>
    </style:style>
    <style:style style:name="P37" style:family="paragraph" style:parent-style-name="Text_20_body" style:list-style-name="WW8Num7">
      <style:paragraph-properties fo:margin-top="0.106cm" fo:margin-bottom="0.212cm" loext:contextual-spacing="false"/>
    </style:style>
    <style:style style:name="P38" style:family="paragraph" style:parent-style-name="Text_20_body" style:list-style-name="WW8Num7">
      <style:paragraph-properties fo:margin-top="0.106cm" fo:margin-bottom="0.212cm" loext:contextual-spacing="false"/>
      <style:text-properties officeooo:rsid="001156be" officeooo:paragraph-rsid="001156be"/>
    </style:style>
    <style:style style:name="P39" style:family="paragraph" style:parent-style-name="Text_20_body" style:list-style-name="WW8Num4">
      <style:paragraph-properties fo:margin-top="0.106cm" fo:margin-bottom="0.212cm" loext:contextual-spacing="false"/>
    </style:style>
    <style:style style:name="P40" style:family="paragraph" style:parent-style-name="Text_20_body" style:list-style-name="WW8Num4">
      <style:paragraph-properties fo:margin-top="0.106cm" fo:margin-bottom="0.212cm" loext:contextual-spacing="false"/>
      <style:text-properties officeooo:paragraph-rsid="00190b81"/>
    </style:style>
    <style:style style:name="P41" style:family="paragraph" style:parent-style-name="Text_20_body" style:list-style-name="WW8Num6">
      <style:paragraph-properties fo:margin-top="0.106cm" fo:margin-bottom="0.212cm" loext:contextual-spacing="false"/>
    </style:style>
    <style:style style:name="P42" style:family="paragraph" style:parent-style-name="Text_20_body" style:list-style-name="WW8Num6">
      <style:paragraph-properties fo:margin-top="0.106cm" fo:margin-bottom="0.212cm" loext:contextual-spacing="false"/>
      <style:text-properties officeooo:paragraph-rsid="001156be"/>
    </style:style>
    <style:style style:name="T1" style:family="text">
      <style:text-properties officeooo:rsid="000e4a9f"/>
    </style:style>
    <style:style style:name="T2" style:family="text">
      <style:text-properties officeooo:rsid="00117abf"/>
    </style:style>
    <style:style style:name="T3" style:family="text">
      <style:text-properties officeooo:rsid="001156be"/>
    </style:style>
    <style:style style:name="T4" style:family="text">
      <style:text-properties style:font-name="Symbol" style:font-name-asian="Symbol" style:font-name-complex="Symbol"/>
    </style:style>
    <style:style style:name="T5" style:family="text">
      <style:text-properties fo:language="pt" fo:country="BR"/>
    </style:style>
    <style:style style:name="T6" style:family="text">
      <style:text-properties fo:language="pt" fo:country="BR" style:font-name-asian="Arial"/>
    </style:style>
    <style:style style:name="T7" style:family="text">
      <style:text-properties fo:language="pt" fo:country="BR" officeooo:rsid="00117abf" style:font-name-asian="Arial"/>
    </style:style>
    <style:style style:name="T8" style:family="text">
      <style:text-properties fo:language="pt" fo:country="BR" officeooo:rsid="00117abf"/>
    </style:style>
    <style:style style:name="T9" style:family="text">
      <style:text-properties officeooo:rsid="000ddb44"/>
    </style:style>
    <style:style style:name="T10" style:family="text">
      <style:text-properties officeooo:rsid="000e435d"/>
    </style:style>
    <style:style style:name="T11" style:family="text">
      <style:text-properties officeooo:rsid="00112d1c"/>
    </style:style>
    <style:style style:name="T12" style:family="text">
      <style:text-properties officeooo:rsid="0013bcc9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font-size="9.75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9.75pt" fo:font-style="normal" style:text-underline-style="none" fo:font-weight="normal" officeooo:rsid="00190b8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9.75pt" fo:font-style="normal" style:text-underline-style="none" fo:font-weight="normal" officeooo:rsid="001156be" style:text-blinking="false" fo:background-color="transparent" loext:char-shading-value="0"/>
    </style:style>
    <style:style style:name="T1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6"><text:s/></text:span><text:span text:style-name="T7">G</text:span><text:span text:style-name="T5">V – </text:span><text:span text:style-name="T8">Gabinete Virtual</text:span><text:span text:style-name="T5"> IFRS/Restinga</text:span></text:p>
      <text:p text:style-name="P12">Plano de Projeto</text:p>
      <text:p text:style-name="Standard"/>
      <text:list xml:id="list4696050238387872595" text:style-name="WW8Num1">
        <text:list-item>
          <text:h text:style-name="Heading_20_1" text:outline-level="1">Introdução</text:h>
        </text:list-item>
      </text:list>
      <text:p text:style-name="P6">Informatização do sistema de <text:span text:style-name="T10">Gabinete</text:span> do IFRS/ Restinga.</text:p>
      <text:list xml:id="list215644631182045" text:continue-numbering="true" text:style-name="WW8Num1">
        <text:list-item>
          <text:h text:style-name="Heading_20_1" text:outline-level="1">Organização do Projeto</text:h>
        </text:list-item>
      </text:list>
      <text:p text:style-name="P4"><text:s/></text:p>
      <text:p text:style-name="P8">O trabalho é dividido por <text:span text:style-name="T12">papéis</text:span>. <text:span text:style-name="T12">Em cada iteração o time de desenvolvimento decidirá durante o planejamento da iteração quais funções serão assumidas por cada membro do projeto. Os papéis a serem assumidos nas iterações são os seguintes:</text:span></text:p>
      <text:p text:style-name="P26">Analista de Sistema</text:p>
      <text:p text:style-name="P26">Desenvolvedor</text:p>
      <text:p text:style-name="P26">Testador </text:p>
      <text:p text:style-name="P27">Os demais papéis são preestabelecidos para todo o projeto. Tais papéis são:</text:p>
      <text:p text:style-name="P9">Gerente Sênior: Eliana Pereira.</text:p>
      <text:p text:style-name="P7">Gerente de Projeto: <text:span text:style-name="T12">João Pedro Elovino</text:span>.</text:p>
      <text:p text:style-name="P11">Gerente de Configuração: Sérgio Gambarra.</text:p>
      <text:list xml:id="list215644635175635" text:continue-numbering="true" text:style-name="WW8Num1">
        <text:list-item>
          <text:h text:style-name="P30" text:outline-level="1">Processo de Desenvolvimento e Medições</text:h>
        </text:list-item>
      </text:list>
      <text:p text:style-name="P6">A equipe usará a metodologia do OpenUp <text:span text:style-name="T12">e SCRUM </text:span>– Ciclo de vida iterativo e incremental;</text:p>
      <text:p text:style-name="P10">O acompanhamento do progresso se dará através de reuniões semanais.</text:p>
      <text:p text:style-name="P10">A estimativa utilizada no projeto será a estimativa ágil. A medida utilizada será os pontos.</text:p>
      <text:list xml:id="list215644636177970" text:continue-numbering="true" text:style-name="WW8Num1">
        <text:list-item>
          <text:h text:style-name="P29" text:outline-level="1">Metas e Objetivos do Projeto</text:h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4">Iteração</text:p>
          </table:table-cell>
          <table:table-cell table:style-name="Tabela1.A1" office:value-type="string">
            <text:p text:style-name="P15">Objetivos Primários (Riscos e Cenários de Caso de uso)</text:p>
          </table:table-cell>
          <table:table-cell table:style-name="Tabela1.A1" office:value-type="string">
            <text:p text:style-name="P15">Datas de início e marco</text:p>
          </table:table-cell>
          <table:table-cell table:style-name="Tabela1.A1" office:value-type="string">
            <text:p text:style-name="P15">Estimativa de Esforço</text:p>
          </table:table-cell>
          <table:table-cell table:style-name="Tabela1.E1" office:value-type="string">
            <text:p text:style-name="P15">Resultados</text:p>
            <text:p text:style-name="P15">(Produto de Trabalho)</text:p>
          </table:table-cell>
        </table:table-row>
        <table:table-row table:style-name="Tabela1.1">
          <table:table-cell table:style-name="Tabela1.A2" office:value-type="string">
            <text:p text:style-name="P13">I1</text:p>
          </table:table-cell>
          <table:table-cell table:style-name="Tabela1.B2" office:value-type="string">
            <text:p text:style-name="P16">Marcos e Objetivos</text:p>
            <text:list xml:id="list6813216585891663465" text:style-name="WW8Num3">
              <text:list-item>
                <text:p text:style-name="P31">Criação do Plano de Iteração e da Lista de itens de trabalho</text:p>
              </text:list-item>
              <text:list-item>
                <text:p text:style-name="P32">Refinamento do Documento de Visão</text:p>
              </text:list-item>
              <text:list-item>
                <text:p text:style-name="P34"><text:span text:style-name="T10">Refinamento do Documento</text:span> d<text:span text:style-name="T10">e</text:span> <text:span text:style-name="T10">A</text:span>rquitetura</text:p>
              </text:list-item>
              <text:list-item>
                <text:p text:style-name="P35">Criação do Ambiente de Desenvolvimento</text:p>
              </text:list-item>
              <text:list-item>
                <text:p text:style-name="P32">Refinamento do projeto de Interface</text:p>
              </text:list-item>
              <text:list-item>
                <text:p text:style-name="P32">Detalhamento de Requisitos para o <text:span text:style-name="T1">Cadastro de Servidores</text:span></text:p>
              </text:list-item>
              <text:list-item>
                <text:p text:style-name="P33">Detalhamento de Requisitos para o <text:span text:style-name="T1">Cadastro </text:span><text:soft-page-break/><text:span text:style-name="T1">de Setores</text:span></text:p>
              </text:list-item>
              <text:list-item>
                <text:p text:style-name="P33">Projeto e Implementação da funcionalidade de <text:span text:style-name="T1">Cadastro de Servidores</text:span></text:p>
              </text:list-item>
              <text:list-item>
                <text:p text:style-name="P33">Projeto e Implementação da funcionalidade de <text:span text:style-name="T1">Cadastro de Setores</text:span></text:p>
              </text:list-item>
              <text:list-item>
                <text:p text:style-name="P36"><text:span text:style-name="T1">T</text:span>estes de Unidade</text:p>
                <text:p text:style-name="P31"/>
              </text:list-item>
            </text:list>
          </table:table-cell>
          <table:table-cell table:style-name="Tabela1.C2" office:value-type="string">
            <text:p text:style-name="P25"><text:span text:style-name="T9">23</text:span>/03/201<text:span text:style-name="T3">5</text:span></text:p>
            <text:p text:style-name="P25"><text:span text:style-name="T9">22</text:span>/0<text:span text:style-name="T9">4</text:span>/201<text:span text:style-name="T3">5</text:span></text:p>
          </table:table-cell>
          <table:table-cell table:style-name="Tabela1.D2" office:value-type="string">
            <text:p text:style-name="P13"><text:span text:style-name="T10">20</text:span> dias</text:p>
          </table:table-cell>
          <table:table-cell table:style-name="Tabela1.E2" office:value-type="string">
            <text:p text:style-name="P16">Plano de Projeto (planejamento inicial)</text:p>
            <text:p text:style-name="P20">Plano de Iteração</text:p>
            <text:p text:style-name="P19">Lista de Itens de Trabalho</text:p>
            <text:p text:style-name="P17">Documento de Visão<text:span text:style-name="T1">(refinado)</text:span></text:p>
            <text:p text:style-name="P17">Documento de Arquitetura <text:span text:style-name="T1">(refinado)</text:span></text:p>
            <text:p text:style-name="P18"><text:soft-page-break/>Projeto de interface (refinado)</text:p>
            <text:p text:style-name="P18">Ambiente de Desenvolvimento</text:p>
            <text:p text:style-name="P22">Mod<text:span text:style-name="T11">elagem das funcionalidades de cadastro de servidores e setores</text:span></text:p>
            <text:p text:style-name="P18">Funcionalidades: Cadastro de Servidores e Cadastro de Setores</text:p>
          </table:table-cell>
        </table:table-row>
        <table:table-row table:style-name="Tabela1.1">
          <table:table-cell table:style-name="Tabela1.A3" office:value-type="string">
            <text:p text:style-name="P13">I<text:span text:style-name="T10">2</text:span></text:p>
          </table:table-cell>
          <table:table-cell table:style-name="Tabela1.B3" office:value-type="string">
            <text:p text:style-name="P16">Marcos e Objetivos</text:p>
            <text:list xml:id="list3343903547344142612" text:style-name="WW8Num7">
              <text:list-item>
                <text:p text:style-name="P37">Detalhamento de Requisitos para Login</text:p>
              </text:list-item>
              <text:list-item>
                <text:p text:style-name="P37">Projeto e Implementação da funcionalidade de Login</text:p>
              </text:list-item>
              <text:list-item>
                <text:p text:style-name="P38">Testes de Unidade</text:p>
              </text:list-item>
            </text:list>
          </table:table-cell>
          <table:table-cell table:style-name="Tabela1.C3" office:value-type="string">
            <text:p text:style-name="P25"><text:span text:style-name="T3">23</text:span>/0<text:span text:style-name="T3">4</text:span>/201<text:span text:style-name="T3">5</text:span></text:p>
            <text:p text:style-name="P25"><text:span text:style-name="T2">13</text:span>/0<text:span text:style-name="T2">5</text:span>/2014</text:p>
          </table:table-cell>
          <table:table-cell table:style-name="Tabela1.D3" office:value-type="string">
            <text:p text:style-name="P21">15 dias</text:p>
          </table:table-cell>
          <table:table-cell table:style-name="Tabela1.E3" office:value-type="string">
            <text:p text:style-name="P13">Plano de Iteração</text:p>
            <text:p text:style-name="P13">Lista de Itens de Trabalho</text:p>
            <text:p text:style-name="P23">Mod<text:span text:style-name="T11">elagem da funcionalidade de Login</text:span></text:p>
            <text:p text:style-name="P13">Funcionalidade: Login</text:p>
            <text:p text:style-name="P20">Relatório de Teste de Unidade</text:p>
          </table:table-cell>
        </table:table-row>
        <table:table-row table:style-name="Tabela1.1">
          <table:table-cell table:style-name="Tabela1.A4" office:value-type="string">
            <text:p text:style-name="P13">I<text:span text:style-name="T10">3</text:span></text:p>
          </table:table-cell>
          <table:table-cell table:style-name="Tabela1.B4" office:value-type="string">
            <text:p text:style-name="P16">Marcos e Objetivos</text:p>
            <text:list xml:id="list867438830440492422" text:style-name="WW8Num4">
              <text:list-item>
                <text:p text:style-name="P40">Detalhamento de Requisitos para <text:span text:style-name="T3">a funcionalidade dos Documentos </text:span></text:p>
              </text:list-item>
              <text:list-item>
                <text:p text:style-name="P40">Projeto e Implementação da funcionalidade d<text:span text:style-name="T3">os Documentos (</text:span><text:bookmark text:name="docs-internal-guid-567df17e-58b5-75ac-0870-5bdb875c6c1f"/><text:span text:style-name="T15">Cadastrar templates de documento, </text:span><text:bookmark text:name="docs-internal-guid-567df17e-58b5-b68b-57ae-13c3f4e7e918"/><text:span text:style-name="T15">Criar novo documento (portaria), </text:span><text:bookmark text:name="docs-internal-guid-567df17e-58b6-0ec1-618e-b863ad67604a"/><text:span text:style-name="T15">Atualizar documentos (portaria), </text:span><text:bookmark text:name="docs-internal-guid-567df17e-58b6-557f-ddfb-d9dc0b01998c"/><text:span text:style-name="T15">Solicitar aprovação de Documento (portaria), </text:span><text:bookmark text:name="docs-internal-guid-567df17e-58b6-96f5-c1af-cd34fc99a08b"/><text:span text:style-name="T15">Aprovar/Rejeitar documentos (portaria), </text:span><text:bookmark text:name="docs-internal-guid-567df17e-58b6-ec44-fb35-529b6a25b6f1"/><text:span text:style-name="T15">Consultar documentos (portaria) </text:span><text:span text:style-name="T14">e </text:span><text:bookmark text:name="docs-internal-guid-567df17e-58b7-65ec-0eee-88a44d929309"/><text:span text:style-name="T15">Imprimir documentos em .pdf</text:span><text:span text:style-name="T3"> )</text:span></text:p>
              </text:list-item>
              <text:list-item>
                <text:p text:style-name="P39">Testes de Unidade</text:p>
              </text:list-item>
            </text:list>
          </table:table-cell>
          <table:table-cell table:style-name="Tabela1.C4" office:value-type="string">
            <text:p text:style-name="P25"><text:span text:style-name="T2">14</text:span>/0<text:span text:style-name="T2">5</text:span>/2014</text:p>
            <text:p text:style-name="P25"><text:span text:style-name="T2">04</text:span>/06/2014</text:p>
          </table:table-cell>
          <table:table-cell table:style-name="Tabela1.D4" office:value-type="string">
            <text:p text:style-name="P13"><text:span text:style-name="T2">15</text:span> dias</text:p>
          </table:table-cell>
          <table:table-cell table:style-name="Tabela1.E4" office:value-type="string">
            <text:p text:style-name="P13">Plano de Iteração</text:p>
            <text:p text:style-name="P23">Mod<text:span text:style-name="T11">elagem da funcionalidade de Documentos</text:span></text:p>
            <text:p text:style-name="P20">Funcionalidade: <text:span text:style-name="T3">Documentação</text:span></text:p>
            <text:p text:style-name="P13">Relatório de Teste de Unidade</text:p>
          </table:table-cell>
        </table:table-row>
        <table:table-row table:style-name="Tabela1.1">
          <table:table-cell table:style-name="Tabela1.A5" office:value-type="string">
            <text:p text:style-name="P13">I<text:span text:style-name="T10">4</text:span></text:p>
          </table:table-cell>
          <table:table-cell table:style-name="Tabela1.B5" office:value-type="string">
            <text:p text:style-name="P16">Marcos e Objetivos</text:p>
            <text:list xml:id="list215644671157446" text:continue-numbering="true" text:style-name="WW8Num4">
              <text:list-item>
                <text:p text:style-name="P39">Detalhamento de Requisitos para <text:span text:style-name="T3">a funcionalidade dos Documentos</text:span></text:p>
              </text:list-item>
              <text:list-item>
                <text:p text:style-name="P40">Projeto e Implementação da funcionalidade d<text:span text:style-name="T3">os Documentos (</text:span><text:bookmark text:name="docs-internal-guid-567df17e-58b9-5b47-52c2-7d412faeb21e"/><text:span text:style-name="T13">Atualizar templates de documento, </text:span><text:bookmark text:name="docs-internal-guid-567df17e-58b9-a3b6-def1-e19d9a1ccb56"/><text:span text:style-name="T13">Emitir documento (portaria) autenticado, <text:s/></text:span><text:bookmark text:name="docs-internal-guid-567df17e-58b9-d4bb-1f4d-4294121c3431"/><text:span text:style-name="T13">Validar documento (portaria), </text:span><text:bookmark text:name="docs-internal-guid-567df17e-58ba-1819-68aa-3660f6ba0b80"/><text:soft-page-break/><text:span text:style-name="T13">Excluir templates de documento, </text:span><text:bookmark text:name="docs-internal-guid-567df17e-58ba-54d5-01b0-c661b3c42482"/><text:span text:style-name="T13">Cadastrar templates de texto, </text:span><text:bookmark text:name="docs-internal-guid-567df17e-58ba-8bbd-560b-30b011234c53"/><text:span text:style-name="T13">Atualizar templates de texto, </text:span><text:bookmark text:name="docs-internal-guid-567df17e-58ba-bc59-000d-9d4cbf5eab91"/><text:span text:style-name="T13">Excluir templates de texto </text:span><text:span text:style-name="T14">e </text:span><text:bookmark text:name="docs-internal-guid-567df17e-58ba-f427-9ac1-188b27b84d53"/><text:span text:style-name="T13">Gerar boletim de serviço parcial (em formato editável)</text:span><text:span text:style-name="T3">)</text:span></text:p>
              </text:list-item>
              <text:list-item>
                <text:p text:style-name="P39">Testes de Unidade</text:p>
              </text:list-item>
            </text:list>
          </table:table-cell>
          <table:table-cell table:style-name="Tabela1.C5" office:value-type="string">
            <text:p text:style-name="P25"><text:span text:style-name="T2">04</text:span>/0<text:span text:style-name="T2">6</text:span>/2014</text:p>
            <text:p text:style-name="P25"><text:span text:style-name="T2">25</text:span>/06/2014</text:p>
          </table:table-cell>
          <table:table-cell table:style-name="Tabela1.D5" office:value-type="string">
            <text:p text:style-name="P13"><text:span text:style-name="T2">15</text:span> dias</text:p>
          </table:table-cell>
          <table:table-cell table:style-name="Tabela1.E5" office:value-type="string">
            <text:p text:style-name="P13">Plano de Iteração</text:p>
            <text:p text:style-name="P24">Mod<text:span text:style-name="T11">elagem da funcionalidade de Documentos</text:span></text:p>
            <text:p text:style-name="P13">Funcionalidade: <text:span text:style-name="T3">Documentação</text:span></text:p>
            <text:p text:style-name="P13"><text:soft-page-break/>Relatório de Teste de Unidade</text:p>
          </table:table-cell>
        </table:table-row>
        <table:table-row table:style-name="Tabela1.6">
          <table:table-cell table:style-name="Tabela1.A6" office:value-type="string">
            <text:p text:style-name="P13">I<text:span text:style-name="T10">5</text:span></text:p>
          </table:table-cell>
          <table:table-cell table:style-name="Tabela1.B6" office:value-type="string">
            <text:p text:style-name="P16">Marcos e Objetivos</text:p>
            <text:list xml:id="list8896811192617703780" text:style-name="WW8Num6">
              <text:list-item>
                <text:p text:style-name="P42">Detalhamento de Requisitos para <text:span text:style-name="T3">a funcionalidade de permissões</text:span></text:p>
              </text:list-item>
              <text:list-item>
                <text:p text:style-name="P42">Projeto e Implementação da funcionalidade d<text:span text:style-name="T3">e permissões</text:span></text:p>
              </text:list-item>
              <text:list-item>
                <text:p text:style-name="P41">Testes de Homologação</text:p>
              </text:list-item>
              <text:list-item>
                <text:p text:style-name="P41">Entrega do Sistema</text:p>
              </text:list-item>
            </text:list>
          </table:table-cell>
          <table:table-cell table:style-name="Tabela1.C6" office:value-type="string">
            <text:p text:style-name="P25">2<text:span text:style-name="T2">6</text:span>/06/2014</text:p>
            <text:p text:style-name="P25">0<text:span text:style-name="T2">3</text:span>/07/2014</text:p>
          </table:table-cell>
          <table:table-cell table:style-name="Tabela1.D6" office:value-type="string">
            <text:p text:style-name="P13"><text:span text:style-name="T2">7</text:span> dias</text:p>
          </table:table-cell>
          <table:table-cell table:style-name="Tabela1.E6" office:value-type="string">
            <text:p text:style-name="P13">Plano de Iteração</text:p>
            <text:p text:style-name="P23">Mod<text:span text:style-name="T11">elagem da funcionalidade de permissões</text:span></text:p>
            <text:p text:style-name="P20">Funcionalidade: <text:span text:style-name="T3">Documentação</text:span></text:p>
            <text:p text:style-name="P13">Relatório de Testes de homologação</text:p>
            <text:p text:style-name="P13">Termo de Entrega</text:p>
          </table:table-cell>
        </table:table-row>
      </table:table>
      <text:p text:style-name="Standard"/>
      <text:p text:style-name="Standard"/>
      <text:p text:style-name="Standard"/>
      <text:list xml:id="list215644689173669" text:continue-list="list215644636177970" text:style-name="WW8Num1">
        <text:list-item>
          <text:h text:style-name="Heading_20_1" text:outline-level="1">Implantação</text:h>
        </text:list-item>
      </text:list>
      <text:p text:style-name="InfoBlue"/>
      <text:list xml:id="list215644690174692" text:continue-numbering="true" text:style-name="WW8Num1">
        <text:list-item>
          <text:h text:style-name="Heading_20_1" text:outline-level="1">Lições Aprendidas</text:h>
        </text:list-item>
      </text:list>
      <text:p text:style-name="InfoBlu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imes New Roman1" svg:font-family="'Times New Roman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list-style-name="WW8Num2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list-style-name="WW8Num2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list-style-name="WW8Num2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WW8Num2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WW8Num2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WW8Num2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fo:language="en" fo:country="CA" style:font-size-asian="12pt"/>
    </style:style>
    <style:style style:name="Bullet1" style:family="paragraph" style:parent-style-name="Standard" style:list-style-name="WW8Num9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Num10">
      <style:paragraph-properties fo:margin-left="2.54cm" fo:margin-right="0cm" fo:text-indent="-0.635cm" style:auto-text-indent="false"/>
      <style:text-properties fo:color="#000080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, Arial" style:font-family-generic="swiss" style:font-pitch="variable" fo:font-size="8pt" style:font-size-asian="8pt" style:font-name-complex="Helvetica" style:font-family-complex="Helvetica, Arial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loext:contextual-spacing="false" fo:text-indent="0cm" style:auto-text-indent="false"/>
      <style:text-properties fo:color="#0000ff" style:font-name="Times" fo:font-family="Times, 'Times New Roman'" style:font-family-generic="roman" style:font-pitch="variable" style:font-name-complex="Times" style:font-family-complex="Times, 'Times New Roman'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Texto_20_de_20_comentário" style:display-name="Texto de comentário" style:family="paragraph" style:parent-style-name="Standard">
      <style:paragraph-properties fo:line-height="100%" fo:orphans="2" fo:widows="2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zfalse" style:family="text"/>
    <style:style style:name="WW8Num2zfalse" style:family="text"/>
    <style:style style:name="WW8Num2ztrue" style:family="text"/>
    <style:style style:name="WW-WW8Num2ztrue" style:family="text"/>
    <style:style style:name="WW-WW8Num2ztrue1" style:family="text"/>
    <style:style style:name="WW-WW8Num2ztrue2" style:family="text"/>
    <style:style style:name="WW-WW8Num2ztrue3" style:family="text"/>
    <style:style style:name="WW-WW8Num2ztrue4" style:family="text"/>
    <style:style style:name="WW-WW8Num2ztrue5" style:family="text"/>
    <style:style style:name="WW-WW8Num2ztrue6" style:family="text"/>
    <style:style style:name="WW8Num3zfalse" style:family="text"/>
    <style:style style:name="WW8Num4zfalse" style:family="text"/>
    <style:style style:name="WW8Num5zfalse" style:family="text"/>
    <style:style style:name="WW8Num5ztrue" style:family="text"/>
    <style:style style:name="WW-WW8Num5ztrue" style:family="text"/>
    <style:style style:name="WW-WW8Num5ztrue1" style:family="text"/>
    <style:style style:name="WW-WW8Num5ztrue2" style:family="text"/>
    <style:style style:name="WW-WW8Num5ztrue3" style:family="text"/>
    <style:style style:name="WW-WW8Num5ztrue4" style:family="text"/>
    <style:style style:name="WW-WW8Num5ztrue5" style:family="text"/>
    <style:style style:name="WW8Num6zfalse" style:family="text"/>
    <style:style style:name="WW8Num7zfalse" style:family="text"/>
    <style:style style:name="WW8Num8zfalse" style:family="text"/>
    <style:style style:name="WW8Num9zfalse" style:family="text"/>
    <style:style style:name="WW8Num9ztrue" style:family="text"/>
    <style:style style:name="WW-WW8Num9ztrue" style:family="text"/>
    <style:style style:name="WW-WW8Num9ztrue1" style:family="text"/>
    <style:style style:name="WW-WW8Num9ztrue2" style:family="text"/>
    <style:style style:name="WW-WW8Num9ztrue3" style:family="text"/>
    <style:style style:name="WW-WW8Num9ztrue4" style:family="text"/>
    <style:style style:name="WW-WW8Num9ztrue5" style:family="text"/>
    <style:style style:name="WW-WW8Num9ztrue6" style:family="text"/>
    <style:style style:name="WW8Num10zfalse" style:family="text"/>
    <style:style style:name="WW8Num10ztrue" style:family="text"/>
    <style:style style:name="WW-WW8Num10ztrue" style:family="text"/>
    <style:style style:name="WW-WW8Num10ztrue1" style:family="text"/>
    <style:style style:name="WW-WW8Num10ztrue2" style:family="text"/>
    <style:style style:name="WW-WW8Num10ztrue3" style:family="text"/>
    <style:style style:name="WW-WW8Num10ztrue4" style:family="text"/>
    <style:style style:name="WW-WW8Num10ztrue5" style:family="text"/>
    <style:style style:name="WW-WW8Num10ztrue6" style:family="text"/>
    <style:style style:name="WW-WW8Num2ztrue7" style:family="text"/>
    <style:style style:name="WW-WW8Num2ztrue11" style:family="text"/>
    <style:style style:name="WW-WW8Num2ztrue21" style:family="text"/>
    <style:style style:name="WW-WW8Num2ztrue31" style:family="text"/>
    <style:style style:name="WW-WW8Num2ztrue41" style:family="text"/>
    <style:style style:name="WW-WW8Num2ztrue51" style:family="text"/>
    <style:style style:name="WW-WW8Num2ztrue61" style:family="text"/>
    <style:style style:name="WW-WW8Num5ztrue6" style:family="text"/>
    <style:style style:name="WW-WW8Num5ztrue11" style:family="text"/>
    <style:style style:name="WW-WW8Num5ztrue21" style:family="text"/>
    <style:style style:name="WW-WW8Num5ztrue31" style:family="text"/>
    <style:style style:name="WW-WW8Num5ztrue41" style:family="text"/>
    <style:style style:name="WW-WW8Num5ztrue51" style:family="text"/>
    <style:style style:name="WW8Num11zfalse" style:family="text"/>
    <style:style style:name="WW8Num11ztrue" style:family="text"/>
    <style:style style:name="WW-WW8Num11ztrue" style:family="text"/>
    <style:style style:name="WW-WW8Num11ztrue1" style:family="text"/>
    <style:style style:name="WW-WW8Num11ztrue2" style:family="text"/>
    <style:style style:name="WW-WW8Num11ztrue3" style:family="text"/>
    <style:style style:name="WW-WW8Num11ztrue4" style:family="text"/>
    <style:style style:name="WW-WW8Num11ztrue5" style:family="text"/>
    <style:style style:name="WW-WW8Num11ztrue6" style:family="text"/>
    <style:style style:name="WW8Num12zfalse" style:family="text"/>
    <style:style style:name="WW8Num12ztrue" style:family="text"/>
    <style:style style:name="WW-WW8Num12ztrue" style:family="text"/>
    <style:style style:name="WW-WW8Num12ztrue1" style:family="text"/>
    <style:style style:name="WW-WW8Num12ztrue2" style:family="text"/>
    <style:style style:name="WW-WW8Num12ztrue3" style:family="text"/>
    <style:style style:name="WW-WW8Num12ztrue4" style:family="text"/>
    <style:style style:name="WW-WW8Num12ztrue5" style:family="text"/>
    <style:style style:name="WW-WW8Num12ztrue6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0" style:family="text"/>
    <style:style style:name="WW8Num1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grame" style:family="text" style:parent-style-name="Fonte_20_parág._20_padrão"/>
    <style:style style:name="spelle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9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text:style-name="WW8Num10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965cm" fo:margin-left="-0.24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71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T1" style:family="text">
      <style:text-properties officeooo:rsid="000e4a9f"/>
    </style:style>
    <style:style style:name="MT2" style:family="text">
      <style:text-properties officeooo:rsid="00117abf"/>
    </style:style>
    <style:style style:name="MT3" style:family="text">
      <style:text-properties officeooo:rsid="001156be"/>
    </style:style>
    <style:style style:name="MT4" style:family="text">
      <style:text-properties style:font-name="Symbol" style:font-name-asian="Symbol" style:font-name-complex="Symbol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span text:style-name="MT1">G</text:span>V – <text:s/><text:span text:style-name="MT1">Gabinete Virtual</text:span> - IFRS/Restinga</text:p>
            </table:table-cell>
            <table:table-cell table:style-name="Tabela3.B1" office:value-type="string">
              <text:p text:style-name="MP2"><text:s/></text:p>
            </table:table-cell>
          </table:table-row>
          <table:table-row table:style-name="Tabela3.1">
            <table:table-cell table:style-name="Tabela3.A1" office:value-type="string">
              <text:p text:style-name="Standard">Plano de Projeto</text:p>
            </table:table-cell>
            <table:table-cell table:style-name="Tabela3.B1" office:value-type="string">
              <text:p text:style-name="Standard"><text:s text:c="2"/>Date: <text:span text:style-name="MT2">23</text:span>/03/201<text:span text:style-name="MT3">5</text:span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Standard">Confidential</text:p>
            </table:table-cell>
            <table:table-cell table:style-name="Tabela2.A1" office:value-type="string">
              <text:p text:style-name="MP3"><text:span text:style-name="MT4"></text:span><text:user-defined style:data-style-name="N0" text:name="Company"/>, <text:date style:data-style-name="N106" text:date-value="2015-03-26T21:56:44.584000166">2015</text:date></text:p>
            </table:table-cell>
            <table:table-cell table:style-name="Tabela2.A1" office:value-type="string">
              <text:p text:style-name="MP4"/>
            </table:table-cell>
          </table:table-row>
        </table:table>
        <text:p text:style-name="Footer">Page <text:span text:style-name="Page_20_Number"><text:page-number text:select-page="current">3</text:page-number></text:span><text:span text:style-name="Page_20_Number"> of </text:span><text:span text:style-name="Page_20_Number"><text:page-count style:num-format="1"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dc:subject>&lt;&lt;Name&gt;&gt;</dc:subject>
    <meta:initial-creator>Luciano Mendes</meta:initial-creator>
    <meta:creation-date>2014-03-16T03:37:00</meta:creation-date>
    <dc:date>2015-03-26T21:56:44.347000000</dc:date>
    <meta:editing-cycles>21</meta:editing-cycles>
    <meta:editing-duration>PT9H28M17S</meta:editing-duration>
    <meta:generator>LibreOffice/4.3.1.2$Windows_x86 LibreOffice_project/958349dc3b25111dbca392fbc281a05559ef6848</meta:generator>
    <meta:document-statistic meta:table-count="3" meta:image-count="0" meta:object-count="0" meta:page-count="3" meta:paragraph-count="109" meta:word-count="568" meta:character-count="3826" meta:non-whitespace-character-count="3383"/>
  </office:meta>
</office:document-meta>
</file>